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onise@webonise-desktop:~$ cd Desktop/</text:p>
      <text:p text:style-name="Standard">webonise@webonise-desktop:~/Desktop$ <text:s/>g++ parse.cpp -lboost_regex -std=c++0x</text:p>
      <text:p text:style-name="Standard">webonise@webonise-desktop:~/Desktop$ ./a.out myClass.php </text:p>
      <text:p text:style-name="Standard">PHP Code.</text:p>
      <text:p text:style-name="Standard">inside the php</text:p>
      <text:p text:style-name="Standard"></text:p>
      <text:p text:style-name="Standard">====================================</text:p>
      <text:p text:style-name="Standard">Names of classes</text:p>
      <text:p text:style-name="Standard">====================================</text:p>
      <text:p text:style-name="Standard">myClassA</text:p>
      <text:p text:style-name="Standard">myClassB</text:p>
      <text:p text:style-name="Standard"></text:p>
      <text:p text:style-name="Standard">====================================</text:p>
      <text:p text:style-name="Standard">Properties of class</text:p>
      <text:p text:style-name="Standard">====================================</text:p>
      <text:p text:style-name="Standard">$message</text:p>
      <text:p text:style-name="Standard">$this-&gt;message</text:p>
      <text:p text:style-name="Standard">$msg;</text:p>
      <text:p text:style-name="Standard">$this-&gt;getMessage();</text:p>
      <text:p text:style-name="Standard">$this-&gt;message;</text:p>
      <text:p text:style-name="Standard">$msg</text:p>
      <text:p text:style-name="Standard">$objClassB</text:p>
      <text:p text:style-name="Standard">$objClassB-&gt;showMessage('Hola!');</text:p>
      <text:p text:style-name="Standard">====================================</text:p>
      <text:p text:style-name="Standard">Names of Fucntions</text:p>
      <text:p text:style-name="Standard">====================================</text:p>
      <text:p text:style-name="Standard">protected: getMessage()</text:p>
      <text:p text:style-name="Standard">public: setMessage($msg)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webonise@webonise-desktop:~/Desktop$ ./a.out College.java </text:p>
      <text:p text:style-name="Standard">Ruby Code</text:p>
      <text:p text:style-name="Standard">inside the Ruby</text:p>
      <text:p text:style-name="Standard"></text:p>
      <text:p text:style-name="Standard">====================================</text:p>
      <text:p text:style-name="Standard">Names of classes</text:p>
      <text:p text:style-name="Standard">====================================</text:p>
      <text:p text:style-name="Standard">College</text:p>
      <text:p text:style-name="Standard">Faculty</text:p>
      <text:p text:style-name="Standard"></text:p>
      <text:p text:style-name="Standard">====================================</text:p>
      <text:p text:style-name="Standard">Names of Vars</text:p>
      <text:p text:style-name="Standard">====================================</text:p>
      <text:p text:style-name="Standard">collegeCode</text:p>
      <text:p text:style-name="Standard">====================================</text:p>
      <text:p text:style-name="Standard">Names of Methods</text:p>
      <text:p text:style-name="Standard">====================================</text:p>
      <text:p text:style-name="Standard">getCollegeCode()</text:p>
      <text:p text:style-name="Standard">setCollegeCode(String</text:p>
      <text:p text:style-name="Standard">getNumberOfStudents()</text:p>
      <text:p text:style-name="Standard">setNumberOfStudents(Long</text:p>
      <text:p text:style-name="Standard">getTelephoneNumber() </text:p>
      <text:p text:style-name="Standard">setTelephoneNumber(String</text:p>
      <text:p text:style-name="Standard">getListOfFaculty()</text:p>
      <text:p text:style-name="Standard">setListOfFaculty(List&lt;Faculty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webonise@webonise-desktop:~/Desktop$ ./a.out class.smtp.php </text:p>
      <text:p text:style-name="Standard">PHP Code.</text:p>
      <text:p text:style-name="Standard">inside the php</text:p>
      <text:p text:style-name="Standard"></text:p>
      <text:p text:style-name="Standard">====================================</text:p>
      <text:p text:style-name="Standard">Names of classes</text:p>
      <text:p text:style-name="Standard">====================================</text:p>
      <text:p text:style-name="Standard">SMTP</text:p>
      <text:p text:style-name="Standard"></text:p>
      <text:p text:style-name="Standard">====================================</text:p>
      <text:p text:style-name="Standard">Properties of class</text:p>
      <text:p text:style-name="Standard">====================================</text:p>
      <text:p text:style-name="Standard">$SMTP_PORT</text:p>
      <text:p text:style-name="Standard">$CRLF</text:p>
      <text:p text:style-name="Standard">$do_debug;</text:p>
      <text:p text:style-name="Standard">$smtp_conn;</text:p>
      <text:p text:style-name="Standard">$error;</text:p>
      <text:p text:style-name="Standard">$helo_rply;</text:p>
      <text:p text:style-name="Standard">$this-&gt;smtp_conn</text:p>
      <text:p text:style-name="Standard">$this-&gt;error</text:p>
      <text:p text:style-name="Standard">$this-&gt;helo_rply</text:p>
      <text:p text:style-name="Standard">$this-&gt;do_debug</text:p>
      <text:p text:style-name="Standard">$port</text:p>
      <text:p text:style-name="Standard">$this-&gt;SMTP_PORT;</text:p>
      <text:p text:style-name="Standard">$port,</text:p>
      <text:p text:style-name="Standard">$errno,</text:p>
      <text:p text:style-name="Standard">$errstr,</text:p>
      <text:p text:style-name="Standard">$tval);</text:p>
      <text:p text:style-name="Standard">$errstr);</text:p>
      <text:p text:style-name="Standard">$this-&gt;error["error"]</text:p>
      <text:p text:style-name="Standard">$errstr</text:p>
      <text:p text:style-name="Standard">$this-&gt;CRLF;</text:p>
      <text:p text:style-name="Standard">$tval,</text:p>
      <text:p text:style-name="Standard">$announce</text:p>
      <text:p text:style-name="Standard">$this-&gt;get_lines();</text:p>
      <text:p text:style-name="Standard">$this-&gt;CRLF</text:p>
      <text:p text:style-name="Standard">$announce;</text:p>
      <text:p text:style-name="Standard">$password)</text:p>
      <text:p text:style-name="Standard">$this-&gt;CRLF);</text:p>
      <text:p text:style-name="Standard">$rply</text:p>
      <text:p text:style-name="Standard">$code</text:p>
      <text:p text:style-name="Standard">$code,</text:p>
      <text:p text:style-name="Standard">$sock_status</text:p>
      <text:p text:style-name="Standard">$this-&gt;Close();</text:p>
      <text:p text:style-name="Standard">$msg_data</text:p>
      <text:p text:style-name="Standard">$rply;</text:p>
      <text:p text:style-name="Standard">$lines</text:p>
      <text:p text:style-name="Standard">$field</text:p>
      <text:p text:style-name="Standard">$in_headers</text:p>
      <text:p text:style-name="Standard">$max_line_length</text:p>
      <text:p text:style-name="Standard">$lines_out</text:p>
      <text:p text:style-name="Standard"><text:soft-page-break/>$in_headers)</text:p>
      <text:p text:style-name="Standard">$max_line_length)</text:p>
      <text:p text:style-name="Standard">$pos</text:p>
      <text:p text:style-name="Standard">$lines_out[]</text:p>
      <text:p text:style-name="Standard">$line</text:p>
      <text:p text:style-name="Standard">$line;</text:p>
      <text:p text:style-name="Standard">$line_out</text:p>
      <text:p text:style-name="Standard">$line_out;</text:p>
      <text:p text:style-name="Standard">$name</text:p>
      <text:p text:style-name="Standard">$entries</text:p>
      <text:p text:style-name="Standard">$list[]</text:p>
      <text:p text:style-name="Standard">$list;</text:p>
      <text:p text:style-name="Standard">$host</text:p>
      <text:p text:style-name="Standard">$host))</text:p>
      <text:p text:style-name="Standard">$host)</text:p>
      <text:p text:style-name="Standard">$hello</text:p>
      <text:p text:style-name="Standard">$extra</text:p>
      <text:p text:style-name="Standard">$keyword;</text:p>
      <text:p text:style-name="Standard">$from.</text:p>
      <text:p text:style-name="Standard">$from</text:p>
      <text:p text:style-name="Standard">$close_on_error</text:p>
      <text:p text:style-name="Standard">$byemsg</text:p>
      <text:p text:style-name="Standard">$byemsg;</text:p>
      <text:p text:style-name="Standard">$rval</text:p>
      <text:p text:style-name="Standard">$e</text:p>
      <text:p text:style-name="Standard">$e["error"]</text:p>
      <text:p text:style-name="Standard">$close_on_error)</text:p>
      <text:p text:style-name="Standard">$rval;</text:p>
      <text:p text:style-name="Standard">$to.</text:p>
      <text:p text:style-name="Standard">$to</text:p>
      <text:p text:style-name="Standard">$data</text:p>
      <text:p text:style-name="Standard">$str;</text:p>
      <text:p text:style-name="Standard">$data;</text:p>
      <text:p text:style-name="Standard"></text:p>
      <text:p text:style-name="Standard">====================================</text:p>
      <text:p text:style-name="Standard">Names of Fucntions</text:p>
      <text:p text:style-name="Standard">====================================</text:p>
      <text:p text:style-name="Standard">public: SMTP()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ebonise@webonise-desktop:~/Desktop$ ./a.out binding.rb </text:p>
      <text:p text:style-name="Standard">Ruby Code</text:p>
      <text:p text:style-name="Standard">inside the Ruby</text:p>
      <text:p text:style-name="Standard"></text:p>
      <text:p text:style-name="Standard">====================================</text:p>
      <text:p text:style-name="Standard">Names of classes</text:p>
      <text:p text:style-name="Standard">====================================</text:p>
      <text:p text:style-name="Standard">MyClass</text:p>
      <text:p text:style-name="Standard">MyOtherClass</text:p>
      <text:p text:style-name="Standard"></text:p>
      <text:p text:style-name="Standard">====================================</text:p>
      <text:p text:style-name="Standard">Names of Vars</text:p>
      <text:p text:style-name="Standard">====================================</text:p>
      <text:p text:style-name="Standard">@@x</text:p>
      <text:p text:style-name="Standard"></text:p>
      <text:p text:style-name="Standard">====================================</text:p>
      <text:p text:style-name="Standard">Names of Methods</text:p>
      <text:p text:style-name="Standard">====================================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webonise@webonise-desktop:~/Desktop$ ./a.out College.java </text:p>
      <text:p text:style-name="Standard">Ruby Code</text:p>
      <text:p text:style-name="Standard">inside the Ruby</text:p>
      <text:p text:style-name="Standard"></text:p>
      <text:p text:style-name="Standard">====================================</text:p>
      <text:p text:style-name="Standard">Names of classes</text:p>
      <text:p text:style-name="Standard">====================================</text:p>
      <text:p text:style-name="Standard">Student</text:p>
      <text:p text:style-name="Standard"></text:p>
      <text:p text:style-name="Standard">====================================</text:p>
      <text:p text:style-name="Standard">Names of Vars</text:p>
      <text:p text:style-name="Standard">====================================</text:p>
      <text:p text:style-name="Standard">Name</text:p>
      <text:p text:style-name="Standard">middleName</text:p>
      <text:p text:style-name="Standard">age</text:p>
      <text:p text:style-name="Standard">aggregate</text:p>
      <text:p text:style-name="Standard"></text:p>
      <text:p text:style-name="Standard">====================================</text:p>
      <text:p text:style-name="Standard">Names of Methods</text:p>
      <text:p text:style-name="Standard">====================================</text:p>
      <text:p text:style-name="Standard">getMiddleName()</text:p>
      <text:p text:style-name="Standard">setMiddleName(String</text:p>
      <text:p text:style-name="Standard">getAge()</text:p>
      <text:p text:style-name="Standard">setAge(Long</text:p>
      <text:p text:style-name="Standard">getAggregate()</text:p>
      <text:p text:style-name="Standard">setAggregate(Dou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3-12-23T19:45:58</meta:creation-date>
    <dc:date>2013-12-23T20:18:54</dc:date>
    <dc:creator>webonise </dc:creator>
    <meta:editing-duration>PT2M3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6" meta:paragraph-count="186" meta:word-count="237" meta:character-count="3183" meta:non-whitespace-character-count="2947"/>
  </office:meta>
</office:document-meta>
</file>